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999999" draw:fill="solid" draw:fill-color="#f6d5a6" draw:textarea-horizontal-align="justify" draw:textarea-vertical-align="middle" draw:auto-grow-height="false" fo:min-height="0.5cm" fo:min-width="4.5cm"/>
      <style:paragraph-properties style:writing-mode="lr-tb"/>
    </style:style>
    <style:style style:name="gr2" style:family="graphic" style:parent-style-name="standard" style:list-style-name="L1">
      <style:graphic-properties svg:stroke-color="#999999" draw:fill="solid" draw:fill-color="#f6d5a6" draw:textarea-horizontal-align="justify" draw:textarea-vertical-align="middle" draw:auto-grow-height="false" fo:min-height="2.5cm" fo:min-width="4.5cm"/>
      <style:paragraph-properties style:writing-mode="lr-tb"/>
    </style:style>
    <style:style style:name="gr3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8cm"/>
      <style:paragraph-properties style:writing-mode="lr-tb"/>
    </style:style>
    <style:style style:name="gr4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.5cm" fo:min-width="5.8cm"/>
      <style:paragraph-properties style:writing-mode="lr-tb"/>
    </style:style>
    <style:style style:name="gr5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406cm" fo:min-width="5.8cm"/>
      <style:paragraph-properties style:writing-mode="lr-tb"/>
    </style:style>
    <style:style style:name="gr6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.344cm" fo:min-width="5.8cm"/>
      <style:paragraph-properties style:writing-mode="lr-tb"/>
    </style:style>
    <style:style style:name="gr7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0.5cm" fo:min-width="5.8cm"/>
      <style:paragraph-properties style:writing-mode="lr-tb"/>
    </style:style>
    <style:style style:name="gr8" style:family="graphic" style:parent-style-name="standard" style:list-style-name="L1">
      <style:graphic-properties svg:stroke-color="#999999" draw:fill="solid" draw:fill-color="#b7f1ee" draw:textarea-horizontal-align="justify" draw:textarea-vertical-align="middle" draw:auto-grow-height="false" fo:min-height="2.25cm" fo:min-width="5.8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 style:writing-mode="lr-tb"/>
      <style:text-properties fo:font-size="13pt" style:font-size-asian="16pt" style:font-size-complex="16pt"/>
    </style:style>
    <style:style style:name="P2" style:family="paragraph">
      <loext:graphic-properties draw:fill="solid" draw:fill-color="#f6d5a6"/>
      <style:paragraph-properties fo:text-align="center" style:writing-mode="lr-tb"/>
      <style:text-properties fo:font-size="13pt" style:font-size-asian="16pt" style:font-size-complex="16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4" style:family="paragraph">
      <loext:graphic-properties draw:fill="solid" draw:fill-color="#f6d5a6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6pt" style:font-size-complex="16pt"/>
    </style:style>
    <style:style style:name="P6" style:family="paragraph">
      <loext:graphic-properties draw:fill="solid" draw:fill-color="#b7f1ee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6pt" style:font-size-complex="16pt"/>
    </style:style>
    <style:style style:name="P7" style:family="paragraph">
      <loext:graphic-properties draw:fill="solid" draw:fill-color="#b7f1ee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5cm" svg:height="0.75cm" svg:x="10.3cm" svg:y="3.5cm">
          <text:p text:style-name="P1"><text:span text:style-name="T1">FctSa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5cm" svg:height="2.75cm" svg:x="10.3cm" svg:y="4.25cm">
          <text:p text:style-name="P3"><text:span text:style-name="T2">ProductID - PK</text:span></text:p>
          <text:p text:style-name="P3"><text:span text:style-name="T2">SalesOrderID - PK</text:span></text:p>
          <text:p text:style-name="P3"><text:span text:style-name="T2">OrderQty</text:span></text:p>
          <text:p text:style-name="P3"><text:span text:style-name="T2">UnitPrice</text:span></text:p>
          <text:p text:style-name="P3"><text:span text:style-name="T2">Modified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6.3cm" svg:height="0.75cm" svg:x="17.3cm" svg:y="3.5cm">
          <text:p text:style-name="P5"><text:span text:style-name="T3">DmnProdu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4" draw:id="id4" draw:layer="layout" svg:width="6.3cm" svg:height="2.75cm" svg:x="17.3cm" svg:y="4.25cm">
          <text:p text:style-name="P3"><text:span text:style-name="T2">ProductID - FK</text:span></text:p>
          <text:p text:style-name="P3"><text:span text:style-name="T2">Name</text:span></text:p>
          <text:p text:style-name="P3"><text:span text:style-name="T2">Color</text:span></text:p>
          <text:p text:style-name="P3"><text:span text:style-name="T2">Size</text:span></text:p>
          <text:p text:style-name="P3"><text:span text:style-name="T2">We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6.3cm" svg:height="0.656cm" svg:x="1.75cm" svg:y="3.5cm">
          <text:p text:style-name="P5"><text:span text:style-name="T3">DmnOr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6.3cm" svg:height="2.594cm" svg:x="1.75cm" svg:y="4.156cm">
          <text:p text:style-name="P3"><text:span text:style-name="T2">SalesOrderID - FK</text:span></text:p>
          <text:p text:style-name="P3"><text:span text:style-name="T2">SalesOrderNumber</text:span></text:p>
          <text:p text:style-name="P3"><text:span text:style-name="T2">AccountNumber</text:span></text:p>
          <text:p text:style-name="P3"><text:span text:style-name="T2">CreditCardID</text:span></text:p>
          <text:p text:style-name="P3"><text:span text:style-name="T2">Modified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3" draw:id="id3" draw:layer="layout" svg:width="6.3cm" svg:height="0.75cm" svg:x="9.7cm" svg:y="9cm">
          <text:p text:style-name="P5"><text:span text:style-name="T3">DmnDat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3cm" svg:height="2.5cm" svg:x="9.7cm" svg:y="9.75cm">
          <text:p text:style-name="P3"><text:span text:style-name="T2">SalesOrderID - FK</text:span></text:p>
          <text:p text:style-name="P3"><text:span text:style-name="T2">OrderDate</text:span></text:p>
          <text:p text:style-name="P3"><text:span text:style-name="T2">ModifiedDate</text:span></text:p>
          <text:p text:style-name="P3"><text:span text:style-name="T2">ShipDate</text:span></text:p>
          <text:p text:style-name="P3"><text:span text:style-name="T2">Due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curve" svg:x1="8.05cm" svg:y1="5.453cm" svg:x2="10.3cm" svg:y2="5.625cm" draw:start-shape="id1" draw:start-glue-point="1" draw:end-shape="id2" draw:end-glue-point="3" svg:d="M8050 5453c1687 0 563 172 2250 172" svg:viewBox="0 0 2251 173">
          <text:p/>
        </draw:connector>
        <draw:connector draw:style-name="gr9" draw:text-style-name="P8" draw:layer="layout" draw:type="curve" svg:x1="12.85cm" svg:y1="9cm" svg:x2="12.8cm" svg:y2="7cm" draw:start-shape="id3" draw:start-glue-point="0" draw:end-shape="id2" draw:end-glue-point="2" svg:d="M12850 9000c0-1500-50-500-50-2000" svg:viewBox="0 0 51 2001">
          <text:p/>
        </draw:connector>
        <draw:connector draw:style-name="gr9" draw:text-style-name="P8" draw:layer="layout" draw:type="curve" svg:x1="17.3cm" svg:y1="5.625cm" svg:x2="15.3cm" svg:y2="5.625cm" draw:start-shape="id4" draw:start-glue-point="3" draw:end-shape="id2" draw:end-glue-point="1" svg:d="M17300 5625h-2000" svg:viewBox="0 0 20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1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3T11:14:29.635582778</meta:creation-date>
    <meta:generator>LibreOffice/7.1.7.2$Linux_X86_64 LibreOffice_project/10$Build-2</meta:generator>
    <dc:date>2022-06-03T18:49:17.261691424</dc:date>
    <meta:editing-duration>PT9H56M25S</meta:editing-duration>
    <meta:editing-cycles>153</meta:editing-cycles>
    <meta:document-statistic meta:object-count="11"/>
  </office:meta>
</office:document-meta>
</file>